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Verdana" style:font-family-asian="Verdana" style:font-family-complex="Verdana" fo:background-color="#ffffff" fo:color="#222222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3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4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5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6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7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bottom="18.75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top="5.00pt" fo:margin-bottom="7.50p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0.00%" fo:text-align="center" fo:margin-bottom="8.00pt"/>
    </style:style>
    <style:style style:name="P17" style:family="paragraph">
      <style:paragraph-properties fo:line-height="100.00%" fo:text-align="left" fo:margin-bottom="8.00pt">
        <style:tab-stops>
          <style:tab-stop style:position="276.45pt"/>
        </style:tab-stops>
      </style:paragraph-properties>
    </style:style>
    <style:style style:name="TableColumn0100" style:family="table-column">
      <style:table-column-properties style:column-width="3.130556in"/>
    </style:style>
    <style:style style:name="TableColumn0101" style:family="table-column">
      <style:table-column-properties style:column-width="3.130556in"/>
    </style:style>
    <style:style style:name="Table01" style:family="table">
      <style:table-properties style:width="6.261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 Design Phase-I</text:span></text:p>
      <text:p text:style-name="P1"><text:span text:style-name="T1">Solution Architecture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3"><text:span text:style-name="T6">05 October 2022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Team ID</text:span><text:span text:style-name="T9"/></text:p>
          </table:table-cell>
          <table:table-cell table:style-name="TableCell010101">
            <text:p text:style-name="P6"><text:span text:style-name="T10">PNT2022TMID06909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Project Name</text:span><text:span text:style-name="T13"/></text:p>
          </table:table-cell>
          <table:table-cell table:style-name="TableCell010201">
            <text:p text:style-name="P8"><text:span text:style-name="T14">Project - Hazardous Area Monitoring for Industrial Plant powered by IoT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Maximum Marks</text:span><text:span text:style-name="T17"/></text:p>
          </table:table-cell>
          <table:table-cell table:style-name="TableCell010301">
            <text:p text:style-name="P10"><text:span text:style-name="T18">4 Marks</text:span><text:span text:style-name="T19"/></text:p>
          </table:table-cell>
        </table:table-row>
      </table:table>
      <text:p text:style-name="P12"><text:span text:style-name="T20"/></text:p>
      <text:p text:style-name="P12"><text:span text:style-name="T21">Solution Architecture:</text:span></text:p>
      <text:p text:style-name="P13"><text:span text:style-name="T22">Solution architecture is a complex process<text:s/></text:span><text:span text:style-name="T23">–</text:span><text:span text:style-name="T24"><text:s/>with many sub-processes<text:s/></text:span><text:span text:style-name="T25">–</text:span><text:span text:style-name="T26"><text:s/>that bridges the gap between business problems and technology solutions. Its goals are to:</text:span></text:p>
      <text:list text:style-name="L14">
        <text:list-item>
          <text:p text:style-name="P14"><text:span text:style-name="T27">Find the best tech solution to solve existing business problems.</text:span></text:p>
        </text:list-item>
        <text:list-item>
          <text:p text:style-name="P14"><text:span text:style-name="T27">Describe the structure, characteristics, behaviour, and other aspects of the software to project stakeholders.</text:span></text:p>
        </text:list-item>
        <text:list-item>
          <text:p text:style-name="P14"><text:span text:style-name="T27">Define features, development phases, and solution requirements.</text:span></text:p>
        </text:list-item>
        <text:list-item>
          <text:p text:style-name="P14"><text:span text:style-name="T27">Provide specifications according to which the solution is defined, managed, and delivered.</text:span></text:p>
        </text:list-item>
      </text:list>
      <text:p text:style-name="P15"><text:span text:style-name="T28">Example - Solution Architecture Diagram</text:span><text:span text:style-name="T29">: </text:span></text:p>
      <text:p text:style-name="P16"><text:span text:style-name="T30">Hazardous Area Monitoring for Industrial Plant powered by IoT</text:span><text:span text:style-name="T31"><text:s/></text:span><draw:frame text:anchor-type="as-char" svg:width="193.45mm" svg:height="122.92mm" style:rel-width="scale" style:rel-height="scale"><draw:object-ole xlink:href="OleObj1"/><draw:image xlink:href="ObjectReplacements/OleObj1"/></draw:frame><text:span text:style-name="T31"/></text:p>
      <text:p text:style-name="P17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